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1" svg:stroke-width="0.019cm" svg:stroke-color="#000000" draw:marker-start-width="0.33cm" draw:marker-start-center="false" draw:marker-end-width="0.33cm" draw:marker-end-center="false" draw:fill="solid" draw:fill-color="#cc80b4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12" svg:stroke-width="0.019cm" svg:stroke-color="#000000" draw:marker-start-width="0.33cm" draw:marker-start-center="false" draw:marker-end-width="0.33cm" draw:marker-end-center="false" draw:fill="solid" draw:fill-color="#0098cc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19" svg:stroke-width="0.019cm" svg:stroke-color="#000000" draw:marker-start-width="0.33cm" draw:marker-start-center="false" draw:marker-end-width="0.33cm" draw:marker-end-center="false" draw:fill="solid" draw:fill-color="#cc80b4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cc80b4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0098cc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823cm" svg:height="1.235cm" draw:transform="rotate (1.5707963267949) translate (10.526cm 15.343cm)">
            <text:p/>
          </draw:rect>
          <draw:rect draw:style-name="gr2" draw:text-style-name="P2" draw:layer="layout" svg:width="0.412cm" svg:height="1.646cm" draw:transform="rotate (1.5707963267949) translate (10.115cm 15.754cm)">
            <text:p/>
          </draw:rect>
          <draw:rect draw:style-name="gr3" draw:text-style-name="P3" draw:layer="layout" svg:width="1.234cm" svg:height="1.646cm" draw:transform="rotate (1.5707963267949) translate (10.115cm 15.754cm)">
            <text:p/>
          </draw:rect>
          <draw:line draw:style-name="gr4" draw:text-style-name="P3" draw:layer="layout" svg:x1="10.115cm" svg:y1="15.343cm" svg:x2="11.761cm" svg:y2="15.343cm">
            <text:p/>
          </draw:line>
          <draw:line draw:style-name="gr5" draw:text-style-name="P3" draw:layer="layout" svg:x1="10.115cm" svg:y1="14.932cm" svg:x2="11.761cm" svg:y2="14.932cm">
            <text:p/>
          </draw:line>
          <draw:line draw:style-name="gr6" draw:text-style-name="P3" draw:layer="layout" svg:x1="10.526cm" svg:y1="15.754cm" svg:x2="10.526cm" svg:y2="14.521cm">
            <text:p/>
          </draw:line>
          <draw:line draw:style-name="gr7" draw:text-style-name="P3" draw:layer="layout" svg:x1="10.937cm" svg:y1="15.754cm" svg:x2="10.937cm" svg:y2="14.521cm">
            <text:p/>
          </draw:line>
          <draw:line draw:style-name="gr8" draw:text-style-name="P3" draw:layer="layout" svg:x1="11.348cm" svg:y1="15.754cm" svg:x2="11.348cm" svg:y2="14.521cm">
            <text:p/>
          </draw:line>
          <draw:rect draw:style-name="gr9" draw:text-style-name="P1" draw:layer="layout" svg:width="0.412cm" svg:height="0.412cm" draw:transform="rotate (1.5707963267949) translate (10.115cm 14.932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1:27:34.737399495</meta:creation-date>
    <dc:date>2018-05-10T11:28:00.255527626</dc:date>
    <meta:editing-duration>PT27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